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17f06"/>
    </style:style>
    <style:style style:name="P3" style:family="paragraph" style:parent-style-name="Standard">
      <style:paragraph-properties fo:break-before="page"/>
      <style:text-properties officeooo:paragraph-rsid="00017f06"/>
    </style:style>
    <style:style style:name="P4" style:family="paragraph" style:parent-style-name="Standard">
      <style:text-properties officeooo:paragraph-rsid="000604c3"/>
    </style:style>
    <style:style style:name="P5" style:family="paragraph" style:parent-style-name="Standard">
      <style:text-properties officeooo:paragraph-rsid="0007eb93"/>
    </style:style>
    <style:style style:name="P6" style:family="paragraph" style:parent-style-name="Standard">
      <style:text-properties officeooo:paragraph-rsid="000b4d28"/>
    </style:style>
    <style:style style:name="T1" style:family="text">
      <style:text-properties officeooo:rsid="00043d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одкапотная часть <text:span text:style-name="T1">(ПК)</text:span></text:p>
      <text:p text:style-name="Standard"><text:s text:c="2"/>x4 #1 Показометры</text:p>
      <text:p text:style-name="Standard"><text:s text:c="4"/>1 - Коричневый - датчик указателя давления масла</text:p>
      <text:p text:style-name="Standard"><text:s text:c="4"/>2 - Зелёный - датчик аварийно высокой темп-ры двигателя</text:p>
      <text:p text:style-name="Standard"><text:s text:c="4"/>3 - Серый - датчик аварийно низкого давления масла</text:p>
      <text:p text:style-name="Standard"><text:s text:c="4"/>4 - Синий - датчик указателя температуры двигателя</text:p>
      <text:p text:style-name="Standard"/>
      <text:p text:style-name="Standard"><text:s text:c="2"/>x4 #2 Свет, левый</text:p>
      <text:p text:style-name="Standard"><text:s text:c="4"/>1 - Синий - Фара левая, ближний</text:p>
      <text:p text:style-name="Standard"><text:s text:c="4"/>2 - Оранжевый - дальний</text:p>
      <text:p text:style-name="Standard"><text:s text:c="4"/>3 - Серый - габарит</text:p>
      <text:p text:style-name="Standard"><text:s text:c="4"/>4 - Жёлтый - поворот</text:p>
      <text:p text:style-name="Standard"/>
      <text:p text:style-name="Standard"><text:s text:c="2"/>x4 #3 Свет, правый</text:p>
      <text:p text:style-name="Standard"><text:s text:c="4"/>1 - Синий - Фара правая, ближний</text:p>
      <text:p text:style-name="Standard"><text:s text:c="4"/>2 - Оранжевый - дальний</text:p>
      <text:p text:style-name="Standard"><text:s text:c="4"/>3 - Коричневый/Белый - габарит</text:p>
      <text:p text:style-name="Standard"><text:s text:c="4"/>4 - Жёлтый - поворот</text:p>
      <text:p text:style-name="Standard"/>
      <text:p text:style-name="Standard"><text:s text:c="2"/>x4 #4 Бортовой компьютер</text:p>
      <text:p text:style-name="Standard"><text:s text:c="4"/>1 - Красный - Зелёный <text:s text:c="18"/>// Возможно - +12 В</text:p>
      <text:p text:style-name="Standard"><text:s text:c="4"/>2 - Чёрный – Белый <text:s text:c="23"/>// Возможно - Масса</text:p>
      <text:p text:style-name="Standard"><text:s text:c="4"/>3 - Красный - Датчик скорости</text:p>
      <text:p text:style-name="Standard"><text:s text:c="4"/>4 - Белый - Жёлтый <text:s text:c="23"/>// Возможно - K-line</text:p>
      <text:p text:style-name="Standard"/>
      <text:p text:style-name="Standard"><text:s text:c="2"/>x4 #5 Коробка передач</text:p>
      <text:p text:style-name="Standard"><text:s text:c="4"/>1 - Розовый - Выкл света заднего хода '2'</text:p>
      <text:p text:style-name="Standard"><text:s text:c="4"/>2 - Чёрный - Масса</text:p>
      <text:p text:style-name="Standard"><text:s text:c="4"/>3 - Красный - Пред Пр 3 Вых = +12 В</text:p>
      <text:p text:style-name="Standard"><text:s text:c="4"/>4 - Жёлтый - Сигнал с датчика скорости</text:p>
      <text:p text:style-name="Standard"/>
      <text:p text:style-name="Standard"><text:s text:c="2"/>x2 #1 Корректоры фар</text:p>
      <text:p text:style-name="Standard"><text:s text:c="4"/>1 - Красный</text:p>
      <text:p text:style-name="Standard"><text:s text:c="4"/>2 - Белый</text:p>
      <text:p text:style-name="Standard"/>
      <text:p text:style-name="Standard"><text:s text:c="2"/>x2 #3 - Передние ПТФ</text:p>
      <text:p text:style-name="Standard"><text:s text:c="4"/>1 - Фиолетовый - Плюс ПТФ Левая</text:p>
      <text:p text:style-name="Standard"><text:s text:c="4"/>2 - Фиолетовый - Плюс ПТФ Правая</text:p>
      <text:p text:style-name="Standard"/>
      <text:p text:style-name="Standard"><text:s text:c="2"/>x2 #4 - Включение вентилятора охлаждения</text:p>
      <text:p text:style-name="Standard"><text:s text:c="4"/>1 - Оранжевый - Пред Л 14 Вых, Датчик включения вентилятора охлаждения двигателя</text:p>
      <text:p text:style-name="Standard"><text:s text:c="4"/>2 - Синий - Пред Л 15 Вых, Реле включения вентилятора охлаждения 86</text:p>
      <text:p text:style-name="Standard"/>
      <text:p text:style-name="Standard"><text:s text:c="2"/>x1 #1 - Клаксоны</text:p>
      <text:p text:style-name="Standard"><text:s text:c="4"/>1 - Чёрный</text:p>
      <text:p text:style-name="Standard"/>
      <text:p text:style-name="Standard"><text:s text:c="2"/>x1 #3 - Генератор</text:p>
      <text:p text:style-name="Standard"><text:s text:c="4"/>1 - Розовый/Оранжевый - Возбуждение генератора</text:p>
      <text:p text:style-name="Standard"/>
      <text:p text:style-name="P1">В кабине</text:p>
      <text:p text:style-name="Standard"><text:s text:c="2"/>x4 (без номера пока) - колонки задние</text:p>
      <text:p text:style-name="Standard"><text:s text:c="4"/>1 - Красный - Левая задняя колонка плюс</text:p>
      <text:p text:style-name="Standard"><text:s text:c="4"/>2 - Чёрный - Левая задняя колонка минус</text:p>
      <text:p text:style-name="Standard"><text:s text:c="4"/>3 - Красный - Правая задняя колонка плюс</text:p>
      <text:p text:style-name="Standard"><text:s text:c="4"/>4 - Чёрный - Правая задняя колонка минус</text:p>
      <text:p text:style-name="Standard"/>
      <text:p text:style-name="Standard"><text:s text:c="2"/>x8 ЭБУ-БС</text:p>
      <text:p text:style-name="Standard"><text:s text:c="4"/>1 - Белый - Вывод 15, Пред Пр 9 Вых</text:p>
      <text:p text:style-name="Standard"><text:s text:c="4"/>2 - Красный - +12 В АкБ, Пред Л 7 Вых</text:p>
      <text:p text:style-name="Standard"><text:s text:c="4"/>3 - Красно-Жёлтый - ЭБН?, x8 Кузов-1 '4'</text:p>
      <text:p text:style-name="Standard"><text:s text:c="4"/>4 - Коричневый - Тахометр XP3.5</text:p>
      <text:p text:style-name="Standard"><text:s text:c="4"/>5 - Синий - Диагностическая лампа XP4.2</text:p>
      <text:p text:style-name="Standard"><text:s text:c="4"/>6 - Синий - Диагностическая лампа XP4.1</text:p>
      <text:p text:style-name="Standard"><text:s text:c="4"/>7 - Оранжевый - Лямбда, Пред Л 11 Вых</text:p>
      <text:p text:style-name="Standard"><text:s text:c="4"/>8 - ПУСТО</text:p>
      <text:p text:style-name="Standard"/>
      <text:p text:style-name="Standard"><text:s text:c="2"/>x8 Замок зажигания</text:p>
      <text:p text:style-name="Standard"><text:s text:c="4"/>1 - Синий - 15/2 - потребители, отключаемые во время пуска</text:p>
      <text:p text:style-name="Standard"><text:s text:c="4"/>2 - ПУСТО</text:p>
      <text:p text:style-name="Standard"><text:s text:c="4"/>3 - ПУСТО</text:p>
      <text:p text:style-name="Standard"><text:s text:c="4"/>4 - ПУСТО</text:p>
      <text:p text:style-name="Standard"><text:s text:c="4"/>5 - Чёрный - 30/1 - подвод питания на 15/1</text:p>
      <text:p text:style-name="Standard"><text:s text:c="4"/>6 - Чёрный - 30 - подвод питания на 15/2 и 50</text:p>
      <text:p text:style-name="Standard"><text:s text:c="4"/>7 - Розовый - 15/1 - потребители, не отключаемые во время пуска</text:p>
      <text:p text:style-name="Standard"><text:s text:c="4"/>8 - Серый - 50 - управление реле стартера</text:p>
      <text:p text:style-name="Standard"/>
      <text:p text:style-name="Standard"><text:s text:c="2"/>x8 Кузов-1</text:p>
      <text:p text:style-name="Standard"><text:s text:c="4"/>1 - ПУСТО</text:p>
      <text:p text:style-name="Standard"><text:s text:c="4"/>2 - Жёлтый - Датчик уровня топлива '1', XP1.5</text:p>
      <text:p text:style-name="Standard"><text:s text:c="4"/>3 - Оранжевый - Датчик уровня топлива '2', XP1.6</text:p>
      <text:p text:style-name="Standard"><text:s text:c="4"/>4 - Красно-Жёлтый - ЭБН?, x8 ЭБУ-БС '3'</text:p>
      <text:p text:style-name="Standard"><text:s text:c="4"/>5 - Розовый - Колодка датчика скорости '1', Выключатель света заднего хода</text:p>
      <text:p text:style-name="Standard"><text:s text:c="4"/>6 - Синий - Выключатель стоп-сигналов</text:p>
      <text:p text:style-name="Standard"><text:s text:c="4"/>7 - Фиолетовый - ЦПС '9', Выкл плафона</text:p>
      <text:p text:style-name="Standard"><text:s text:c="4"/>8 - Чёрный - ЦПС '8', Пред Л 12 Вых, Выкл плафона</text:p>
      <text:p text:style-name="Standard"/>
      <text:p text:style-name="Standard"><text:s text:c="2"/>x8 Кузов-2</text:p>
      <text:p text:style-name="Standard"><text:s text:c="4"/>1 - Чёрный - ПК x4#2.3, XP2.8, Пред Пр 6 Вых</text:p>
      <text:p text:style-name="Standard"><text:s text:c="4"/>2 - Коричневый - ПК x4#3.3, ЦПС '5', Пред Пр 13 Вых</text:p>
      <text:p text:style-name="Standard"><text:s text:c="4"/>3 - Жёлтый - ПК x4#2.4, XP2.3, Перекл Поворотов '2', Повт пов Лев</text:p>
      <text:p text:style-name="Standard"><text:s text:c="4"/>4 - Зелёный - ПК x4#3.4, XP2.2, Перекл пов '3', ПК x2#2.1</text:p>
      <text:p text:style-name="Standard"><text:s text:c="4"/>5 - Розовый - Реле обогрева заднего стекла '87', Кнопка (та же) 'лампа-1'</text:p>
      <text:p text:style-name="Standard"><text:s text:c="4"/>6 - Серый - Кнопка обогрева заднего стекла 'I'</text:p>
      <text:p text:style-name="Standard"><text:s text:c="4"/>7 - Фиолетовый - Реле задних ПТФ '87', Кнопка (та же) 'лампа-1'</text:p>
      <text:p text:style-name="Standard"><text:s text:c="4"/>8 - Красный - XP2.4, Выкл индикатора стояночного тормоза</text:p>
      <text:p text:style-name="Standard"/>
      <text:p text:style-name="Standard"><text:s text:c="2"/>x8 Кузов под печкой = Управление регулировкой наружных зеркал заднего вида</text:p>
      <text:p text:style-name="Standard"/>
      <text:p text:style-name="Standard"><text:soft-page-break/><text:s text:c="2"/>x8 + x1 - Переключатель поворотников и света</text:p>
      <text:p text:style-name="Standard"><text:s text:c="4"/>1 - Серый - Масса</text:p>
      <text:p text:style-name="Standard"><text:s text:c="4"/>2 - Жёлтый - Левый поворотник</text:p>
      <text:p text:style-name="Standard"><text:s text:c="4"/>3 - Зелёный - Правый поворотник</text:p>
      <text:p text:style-name="Standard"><text:s text:c="4"/>4 - Белый - Пред Пр 11 Вых</text:p>
      <text:p text:style-name="Standard"><text:s text:c="4"/>5 - Красный - Пред Пр 5 Вых</text:p>
      <text:p text:style-name="Standard"><text:s text:c="4"/>6 - Красный - Пред Пр 5 Вых</text:p>
      <text:p text:style-name="Standard"><text:s text:c="4"/>7 - Оранжевый - Реле дальнего света 86</text:p>
      <text:p text:style-name="Standard"><text:s text:c="4"/>8 - Синий - Реле ближнего света 86</text:p>
      <text:p text:style-name="Standard"><text:s text:c="4"/>9 - Чёрный - ЦПС 4</text:p>
      <text:p text:style-name="Standard"/>
      <text:p text:style-name="Standard"><text:s text:c="2"/>x6 - Жгут на дворники</text:p>
      <text:p text:style-name="Standard"><text:s text:c="4"/>1 - Синий - на схеме номер 4</text:p>
      <text:p text:style-name="Standard"><text:s text:c="4"/>2 - Белый - на схеме номер 5</text:p>
      <text:p text:style-name="Standard"><text:s text:c="4"/>3 - Красный - на схеме номер 6</text:p>
      <text:p text:style-name="Standard"><text:s text:c="4"/>4 - Коричневый (Оранжевый) - на схеме номер 1</text:p>
      <text:p text:style-name="Standard"><text:s text:c="4"/>5 - Зелёный - на схеме номер 2</text:p>
      <text:p text:style-name="Standard"><text:s text:c="4"/>6 - ПУСТО</text:p>
      <text:p text:style-name="Standard"/>
      <text:p text:style-name="Standard"><text:s text:c="2"/>x6 - Переключатель дворников</text:p>
      <text:p text:style-name="Standard"><text:s text:c="4"/>1 - Красный - Контакт 53</text:p>
      <text:p text:style-name="Standard"><text:s text:c="4"/>2 - Серый - Контакт 53b</text:p>
      <text:p text:style-name="Standard"><text:s text:c="4"/>3 - Розовый - Контакт 32 (54-2)</text:p>
      <text:p text:style-name="Standard"><text:s text:c="4"/>4 - Фиолетовый - Контакт 31b2</text:p>
      <text:p text:style-name="Standard"><text:s text:c="4"/>5 - Зелёный - Контакт 54</text:p>
      <text:p text:style-name="Standard"><text:s text:c="4"/>6 - Оранжевый - Контакт 53c (W)</text:p>
      <text:p text:style-name="Standard"/>
      <text:p text:style-name="Standard"><text:s text:c="2"/>x6 - Реле дворников</text:p>
      <text:p text:style-name="Standard"><text:s text:c="4"/>1 - Зелёный - Контакт 15</text:p>
      <text:p text:style-name="Standard"><text:s text:c="4"/>2 - Синий - Контакт 31b</text:p>
      <text:p text:style-name="Standard"><text:s text:c="4"/>3 - Фиолетовый - Контакт S</text:p>
      <text:p text:style-name="Standard"><text:s text:c="4"/>4 - Чёрный - Контакт 31 = Масса</text:p>
      <text:p text:style-name="Standard"><text:s text:c="4"/>5 - Розовый - Контакт J</text:p>
      <text:p text:style-name="Standard"><text:s text:c="4"/>6 - Оранжевый - Контакт 86</text:p>
      <text:p text:style-name="Standard"/>
      <text:p text:style-name="Standard"><text:s text:c="2"/>x2 Кузов под печкой 2 - Питание и подсветка регулятора наружных зеркал</text:p>
      <text:p text:style-name="Standard"><text:s text:c="4"/>1 - Жёлтый - Пред Пр 6 Вых, Подсветка переключателя регулировки зеркал 9</text:p>
      <text:p text:style-name="Standard"><text:s text:c="4"/>2 - Оранжевый - Пред Пр 8 Вых, Питание переключателя регулировки зеркал 2</text:p>
      <text:p text:style-name="Standard"/>
      <text:p text:style-name="Standard"/>
      <text:p text:style-name="Standard"/>
      <text:p text:style-name="P1">Стыковка Блока реле и предохранителей с Косой:</text:p>
      <text:p text:style-name="Standard">// Цвета указаны со стороны блока предохранителей и реле</text:p>
      <text:p text:style-name="Standard"/>
      <text:p text:style-name="P4"><text:s text:c="2"/>x6 misc</text:p>
      <text:p text:style-name="P4"><text:s text:c="4"/>1 - Оранжевый - Пред Пр 4 Вых, Выключатель сигнала торможения 1</text:p>
      <text:p text:style-name="P4"><text:s text:c="4"/>2 - Красный - Пред Пр 5 Вых, Переключатель поворотников и света 5+6</text:p>
      <text:p text:style-name="P4"><text:s text:c="4"/>3 - Чёрный - Пред Л 9 Вых, Выключатель задних ПТФ H</text:p>
      <text:p text:style-name="P4"><text:s text:c="4"/>4 - Чёрный - Пред Л 6 Вых, Выключатель обогрева заднего зеркала L</text:p>
      <text:p text:style-name="P5"><text:s text:c="4"/>5 - Чёрный - Пред Пр 8 Вых, Переключатель регулировки зеркал 2 (питание),</text:p>
      <text:p text:style-name="P5"><text:s text:c="26"/>Центральный замок '+'</text:p>
      <text:p text:style-name="P4"><text:s text:c="4"/>6 - Белый - Пред Пр 11 Вых, Переключатель поворотников и света 4</text:p>
      <text:p text:style-name="P4"/>
      <text:p text:style-name="P4"><text:s text:c="2"/>x4 misc2</text:p>
      <text:p text:style-name="P4"><text:s text:c="4"/>1 - Красный - Пред Л 8 Вых, Прикуриватель '+'</text:p>
      <text:p text:style-name="P4"><text:s text:c="4"/>2 - Чёрный - Пред Л 10 Вых, Матафон '+'</text:p>
      <text:p text:style-name="P4"><text:s text:c="4"/>3 - Чёрный - Пред Л 9 Вход, ЦПС 4, Переключатель поворотников и света 9</text:p>
      <text:p text:style-name="P4"><text:s text:c="4"/>4 - Фиолетовый - Пред Пр 2 Вых, Переключатель обогрева зеркал L</text:p>
      <text:p text:style-name="P4"/>
      <text:p text:style-name="P4"><text:s text:c="2"/>x4 ЭБУ</text:p>
      <text:p text:style-name="P4"><text:s text:c="4"/>1 - Красный - Пред Л 7 Вых, Колодка ЭБУ 1.2 (на схеме) = ЭБУ-БС.2 = +12 В АкБ</text:p>
      <text:p text:style-name="P4"><text:s text:c="4"/>2 - Оранжевый - Пред Л 11 Вых, ЭБУ 2.7 (на схеме) = ЭБУ-БС.7 = Лямбда</text:p>
      <text:p text:style-name="P4"><text:s text:c="4"/>3 - Белый - Пред Пр 9 Вых, ЭБУ 1.1 (на схеме) = ЭБУ-БС.1 = Вывод 15</text:p>
      <text:p text:style-name="P4"><text:s text:c="4"/>4 - Красный - Пред 11 Вход, ЭБУ 2.3 (на схеме) = ЭБУ-БС.3 = ЭБН +12 В</text:p>
      <text:p text:style-name="P4"/>
      <text:p text:style-name="P4"><text:s text:c="2"/>x4 Фары</text:p>
      <text:p text:style-name="P4"><text:s text:c="4"/>1 - Оранжевый - Пред Л 3 Вых, Левый дальний</text:p>
      <text:p text:style-name="P4"><text:s text:c="4"/>2 - Синий - Пред Л 5 Вых, Левый ближний</text:p>
      <text:p text:style-name="P4"><text:s text:c="4"/>3 - Синий - Пред Л 4 Вых, Правый ближний</text:p>
      <text:p text:style-name="P4"><text:s text:c="4"/>4 - Оранжевый - Пред Л 2 Вых, Правый дальний</text:p>
      <text:p text:style-name="P4"/>
      <text:p text:style-name="P4"><text:s text:c="2"/>x2</text:p>
      <text:p text:style-name="P4"><text:s text:c="4"/>1 - Коричневый - Реле контрольных ламп 87, XP1.11</text:p>
      <text:p text:style-name="P4"><text:s text:c="4"/>2 - Коричневый - Пред Л 13 Вых, Мотор дворников 1</text:p>
      <text:p text:style-name="P4"/>
      <text:p text:style-name="P4"><text:s text:c="2"/>x2 Вентилятор охлаждения (реле)</text:p>
      <text:p text:style-name="Standard"><text:s text:c="4"/>1 - Жёлтый - Пред Л 15 Вых, Включатель вентилятора охлаждения '+'</text:p>
      <text:p text:style-name="Standard"><text:s text:c="4"/>2 - Синий - Пред Л 14 Вых, Датчик включения вентилятора 1 (+12 В)</text:p>
      <text:p text:style-name="Standard"/>
      <text:p text:style-name="Standard"><text:s text:c="2"/>x2 Вентилятор отопителя (печки)</text:p>
      <text:p text:style-name="Standard"><text:s text:c="4"/>1 - Синий - Реле вентилятора печки 86, Выключатель печки High</text:p>
      <text:p text:style-name="Standard"><text:s text:c="4"/>2 - Жёлтый - Реле вентилятора печки 87a, Резистор печки правый контакт</text:p>
      <text:p text:style-name="Standard"/>
      <text:p text:style-name="Standard"><text:s text:c="2"/>x2 Выключатели ПТФ L</text:p>
      <text:p text:style-name="Standard"><text:s text:c="4"/>1 - Зелёный - Реле передних ПТФ 86, Выключатель передних ПТФ L</text:p>
      <text:p text:style-name="Standard"><text:s text:c="4"/>2 - Серый - Реле задних ПТФ 86, Выключатель задних ПТФ L</text:p>
      <text:p text:style-name="Standard"/>
      <text:p text:style-name="Standard"><text:s text:c="2"/>x2 - Выключатель ближний-дальний</text:p>
      <text:p text:style-name="Standard"><text:s text:c="4"/>1 - Синий - Реле ближнего 86, Переключатель поворотов и света 8</text:p>
      <text:p text:style-name="Standard"><text:s text:c="4"/>2 - Красный - Реле дальнего 86, Вереключатель поворотов и света 7</text:p>
      <text:p text:style-name="Standard"><text:soft-page-break/></text:p>
      <text:p text:style-name="Standard"><text:s text:c="2"/>x2 - Реле 86</text:p>
      <text:p text:style-name="Standard"><text:s text:c="4"/>1 - Серый - Реле контрольных ламп 86, реле стартера 86, Выключатель зажигания 50</text:p>
      <text:p text:style-name="Standard"><text:s text:c="4"/>2 - Зелёный - Реле обогрева заднего стекла 86, Выключатель обогрева заднего стекла H</text:p>
      <text:p text:style-name="Standard"/>
      <text:p text:style-name="Standard"><text:s text:c="2"/>x1</text:p>
      <text:p text:style-name="Standard"><text:s text:c="4"/>1 - Синий - Реле клаксонов 86, Выключатель клаксонов</text:p>
      <text:p text:style-name="Standard"/>
      <text:p text:style-name="P4"><text:s text:c="2"/>Болт</text:p>
      <text:p text:style-name="P4"><text:s text:c="4"/>1 - Фиолетовый (Розовый?) - Реле обогрева заднего стекла 87,</text:p>
      <text:p text:style-name="P4"><text:s text:c="54"/>Кузов 2.5,</text:p>
      <text:p text:style-name="P4"><text:s text:c="54"/>Выключатель обогрева заднего стекла лампа-1</text:p>
      <text:p text:style-name="P4"/>
      <text:p text:style-name="P4"><text:s text:c="2"/>Болт</text:p>
      <text:p text:style-name="P4"><text:s text:c="4"/>1 - Красный - Пред Пр 3 Вых,</text:p>
      <text:p text:style-name="P4"><text:s text:c="28"/>XP3.2,</text:p>
      <text:p text:style-name="P4"><text:s text:c="28"/>XP3.8,</text:p>
      <text:p text:style-name="P4"><text:s text:c="28"/>ПК x4#5.3 = Датчик спидометра 1,</text:p>
      <text:p text:style-name="P4"><text:s text:c="28"/>Выключатель света заднего хода 1</text:p>
      <text:p text:style-name="P4"/>
      <text:p text:style-name="P4"><text:s text:c="2"/>Болт</text:p>
      <text:p text:style-name="P4"><text:s text:c="4"/>1 - Фиолетовый - Кузов 2.7 = Задние ПТФ,</text:p>
      <text:p text:style-name="P4"><text:s text:c="34"/>Реле задних ПТФ 87,</text:p>
      <text:p text:style-name="P4"><text:s text:c="34"/>Выключатель задних ПТФ лампа-1</text:p>
      <text:p text:style-name="P4"/>
      <text:p text:style-name="P4"><text:s text:c="2"/>Болт</text:p>
      <text:p text:style-name="P4"><text:s text:c="4"/>1 - Чёрный x2 - Пред Л 12 Вых, ЦПС 8</text:p>
      <text:p text:style-name="P4"/>
      <text:p text:style-name="P4"><text:s text:c="2"/>Болт</text:p>
      <text:p text:style-name="P4"><text:s text:c="4"/>1 - Чёрный x2 - Клаксоны, Реле клаксонов 87</text:p>
      <text:p text:style-name="P4"/>
      <text:p text:style-name="P4"><text:s text:c="2"/>Болт</text:p>
      <text:p text:style-name="P4"><text:s text:c="4"/>1 - Чёрный - Пред Пр 6 Вых,</text:p>
      <text:p text:style-name="P4"><text:s text:c="26"/>ПК x4#2.3 = Левый габарит перед,</text:p>
      <text:p text:style-name="P4"><text:s text:c="26"/>Кузов 2.1 = Левый габарит зад,</text:p>
      <text:p text:style-name="P4"><text:s text:c="26"/>XP 2.8,</text:p>
      <text:p text:style-name="P4"><text:s text:c="26"/>Переключатель регулировки зеркал 9 (подсветка),</text:p>
      <text:p text:style-name="P4"><text:s text:c="26"/>Выключатель передних ПТФ H,</text:p>
      <text:p text:style-name="P4"><text:s text:c="26"/>Кузов 2.1 = Задний левый габарит, освещение багажника</text:p>
      <text:p text:style-name="P4"/>
      <text:p text:style-name="P4"><text:s text:c="2"/>Болт</text:p>
      <text:p text:style-name="P4"><text:s text:c="4"/>1 - Коричневый x2 - Пред Пр 13 Вых,</text:p>
      <text:p text:style-name="P4"><text:s text:c="39"/>ПК x4#3.3 = Правый габарит перед,</text:p>
      <text:p text:style-name="P4"><text:s text:c="39"/>Переключатель корректора фар 4,</text:p>
      <text:p text:style-name="P4"><text:s text:c="39"/>Кузов 2.2 = Задний правый габарит, Подсветка номерного знака</text:p>
      <text:p text:style-name="P4"/>
      <text:p text:style-name="P4"><text:s text:c="2"/>Болт</text:p>
      <text:p text:style-name="P4"><text:s text:c="4"/>1 - Фиолетовый - Передние ПТФ, Реле передних ПТФ 87</text:p>
      <text:p text:style-name="P3">Рядом с блоком реле и предохранителей</text:p>
      <text:p text:style-name="Standard"><text:s text:c="2"/>Номерные болты</text:p>
      <text:p text:style-name="Standard"><text:s text:c="4"/>3 - Потребители - Замок зажигания 15/2, Пред Лев 6, 11, 13, 14, 15 Вх</text:p>
      <text:p text:style-name="Standard"/>
      <text:p text:style-name="Standard"><text:s text:c="4"/>4 - Зажигание и управление поворотниками - Замок Зажигания 15/1, Пред Пр 3, 9, 11 Вх</text:p>
      <text:p text:style-name="Standard"/>
      <text:p text:style-name="Standard"><text:s text:c="4"/>5 - Подсветка - ЦПС 3, Пред Пр 6, 13 Вх</text:p>
      <text:p text:style-name="Standard"/>
      <text:p text:style-name="Standard"><text:s text:c="2"/>Шины</text:p>
      <text:p text:style-name="Standard"><text:s text:c="4"/>1 - Свет - БПР 40 А, Реле ближнего 30, Реле дальнего 30, Пред Пр 1 Вх</text:p>
      <text:p text:style-name="Standard"><text:s text:c="4"/>2 - Потребители - БПР 60 А, Пред Лев 1, 7, 8, 10, 12 Вх, Пред Пр 4, 5, 7, 8 Вх</text:p>
      <text:p text:style-name="Standard"/>
      <text:p text:style-name="Standard">Ответственность предохранителей</text:p>
      <text:p text:style-name="Standard"><text:s text:c="2"/>Левый блок</text:p>
      <text:p text:style-name="Standard"><text:s text:c="4"/>1 - 25 А - Вентилятор отопителя (3-я скорость)</text:p>
      <text:p text:style-name="Standard"><text:s text:c="4"/>2 - 15 А - Дальний свет (правая фара)</text:p>
      <text:p text:style-name="Standard"><text:s text:c="4"/>3 - 15 А - Дальний свет (левая фара), индикатор</text:p>
      <text:p text:style-name="Standard"><text:s text:c="4"/>4 - 10 А - Ближний свет (правая фара)</text:p>
      <text:p text:style-name="Standard"><text:s text:c="4"/>5 - 10 А - Ближний свет (левая фара)</text:p>
      <text:p text:style-name="Standard"><text:s text:c="4"/>6 - 10 А - Обогрев зеркал</text:p>
      <text:p text:style-name="Standard"><text:s text:c="4"/>7 - 20 А - Приборы системы впрыска</text:p>
      <text:p text:style-name="Standard"><text:s text:c="4"/>8 - 20 А - Прикуриватель, звуковые сигналы</text:p>
      <text:p text:style-name="Standard"><text:s text:c="4"/>9 - 15 А - Выключатель задних ПТФ</text:p>
      <text:p text:style-name="Standard"><text:s text:c="4"/>10 - 10 А - Радиооборудования</text:p>
      <text:p text:style-name="Standard"><text:s text:c="4"/>11 - 5 А - Датчик кислорода</text:p>
      <text:p text:style-name="Standard"><text:s text:c="4"/>12 - 15 А - Подкапотный фонарь, плафон кабины</text:p>
      <text:p text:style-name="Standard"><text:s text:c="4"/>13 - 10 А - Стеклоочиститель, Реле фароомывателя</text:p>
      <text:p text:style-name="Standard"><text:s text:c="4"/>14 - 5 А - Датчик включения вентилятора охлаждения</text:p>
      <text:p text:style-name="Standard"><text:s text:c="4"/>15 - 5 А - Принудительный включатель вентилятора охлаждения</text:p>
      <text:p text:style-name="Standard"/>
      <text:p text:style-name="Standard"><text:s text:c="2"/>Правый блок</text:p>
      <text:p text:style-name="Standard"><text:s text:c="4"/>1 - 25 А - Противотуманные фары и задние противотуманне фонари</text:p>
      <text:p text:style-name="P6"><text:s text:c="4"/>2 - 15 А - Вентилятор отопителя (1, 2 скорость),</text:p>
      <text:p text:style-name="P6"><text:s text:c="21"/>Обмотка реле обогрева заднего стекла, Обогрев заднего стекла (1-й режим)</text:p>
      <text:p text:style-name="Standard"><text:s text:c="4"/>3 - 15 А - Датчик спидометра, Свет заднего хода, Индикаторная доска</text:p>
      <text:p text:style-name="Standard"><text:s text:c="4"/>4 - 10 А - Сигналы торможения</text:p>
      <text:p text:style-name="Standard"><text:s text:c="4"/>5 - 10 А - Аварийная сигнализация</text:p>
      <text:p text:style-name="Standard"><text:s text:c="4"/>6 - 10 А - Левый габарит, Обмотка реле протиотуманных фар, индикатор</text:p>
      <text:p text:style-name="Standard"><text:s text:c="4"/>7 - 20 А - Плафон кабины, Обогрев заднего стекла (2-й режим)</text:p>
      <text:p text:style-name="Standard"><text:s text:c="4"/>8 - 20 А - Стеклоподъёмники, Привод зеркал</text:p>
      <text:p text:style-name="Standard"><text:s text:c="4"/>9 - 15 А - Катушка зажигания</text:p>
      <text:p text:style-name="Standard"><text:s text:c="4"/>10 - ПУСТО</text:p>
      <text:p text:style-name="Standard"><text:s text:c="4"/>11 - 5 А - Указатели поворотов, индикатор</text:p>
      <text:p text:style-name="Standard"><text:s text:c="4"/>12 - ПУСТО</text:p>
      <text:p text:style-name="P6"><text:s text:c="4"/>13 - 10 А - Правый габарит, Фонари багажника, Подсветка номерного знака,</text:p>
      <text:p text:style-name="P6"><text:s text:c="23"/>Подсветка переключателей, Подсветка прикуривателя, Корректор фа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2:03:25.956678689</meta:creation-date>
    <dc:date>2024-02-01T02:14:40.134208374</dc:date>
    <meta:editing-duration>PT7M52S</meta:editing-duration>
    <meta:editing-cycles>11</meta:editing-cycles>
    <meta:generator>LibreOffice/7.5.3.2$Linux_X86_64 LibreOffice_project/50$Build-2</meta:generator>
    <meta:print-date>2024-02-01T02:14:11.297110883</meta:print-date>
    <meta:document-statistic meta:table-count="0" meta:image-count="0" meta:object-count="0" meta:page-count="6" meta:paragraph-count="235" meta:word-count="1773" meta:character-count="10109" meta:non-whitespace-character-count="7127"/>
  </office:meta>
</office:document-meta>
</file>